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ize="17pt" fo:font-weight="bold" officeooo:rsid="002181f0" officeooo:paragraph-rsid="002756bf" style:font-size-asian="17pt" style:font-weight-asian="bold" style:font-size-complex="17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181f0" officeooo:paragraph-rsid="002756bf" style:font-weight-asian="bold" style:font-weight-complex="bold"/>
    </style:style>
    <style:style style:name="P4" style:family="paragraph" style:parent-style-name="Standard">
      <style:text-properties officeooo:paragraph-rsid="002756bf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08cbfc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officeooo:rsid="00058b6d" style:font-weight-asian="bold" style:font-weight-complex="bold"/>
    </style:style>
    <style:style style:name="T2" style:family="text">
      <style:text-properties fo:font-weight="bold" officeooo:rsid="0025477e" style:font-weight-asian="bold" style:font-weight-complex="bold"/>
    </style:style>
    <style:style style:name="T3" style:family="text">
      <style:text-properties fo:font-weight="bold" officeooo:rsid="002756bf" style:font-weight-asian="bold" style:font-weight-complex="bold"/>
    </style:style>
    <style:style style:name="T4" style:family="text">
      <style:text-properties officeooo:rsid="00065b65"/>
    </style:style>
    <style:style style:name="T5" style:family="text">
      <style:text-properties officeooo:rsid="0008cbfc"/>
    </style:style>
    <style:style style:name="T6" style:family="text">
      <style:text-properties officeooo:rsid="000ae520"/>
    </style:style>
    <style:style style:name="T7" style:family="text">
      <style:text-properties officeooo:rsid="000af1c9"/>
    </style:style>
    <style:style style:name="T8" style:family="text">
      <style:text-properties officeooo:rsid="000d6e7a"/>
    </style:style>
    <style:style style:name="T9" style:family="text">
      <style:text-properties officeooo:rsid="000de17d"/>
    </style:style>
    <style:style style:name="T10" style:family="text">
      <style:text-properties officeooo:rsid="00109006"/>
    </style:style>
    <style:style style:name="T11" style:family="text">
      <style:text-properties officeooo:rsid="00162e07"/>
    </style:style>
    <style:style style:name="T12" style:family="text">
      <style:text-properties officeooo:rsid="001737c4"/>
    </style:style>
    <style:style style:name="T13" style:family="text">
      <style:text-properties officeooo:rsid="0017f4f1"/>
    </style:style>
    <style:style style:name="T14" style:family="text">
      <style:text-properties officeooo:rsid="001b79a3"/>
    </style:style>
    <style:style style:name="T15" style:family="text">
      <style:text-properties officeooo:rsid="001c166b"/>
    </style:style>
    <style:style style:name="T16" style:family="text">
      <style:text-properties officeooo:rsid="001cc832"/>
    </style:style>
    <style:style style:name="T17" style:family="text">
      <style:text-properties officeooo:rsid="0022d8fb"/>
    </style:style>
    <style:style style:name="T18" style:family="text">
      <style:text-properties officeooo:rsid="00238ca3"/>
    </style:style>
    <style:style style:name="T19" style:family="text">
      <style:text-properties officeooo:rsid="00246a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/text:p>
      <text:p text:style-name="P2">BLOCKCHAIN NETWORKS- BUSINESS APPS &amp; SECURITY</text:p>
      <text:p text:style-name="P3"/>
      <text:p text:style-name="P4"><text:span text:style-name="T1">BLOCKCHAIN </text:span><text:span text:style-name="T2">NETWORKS</text:span><text:span text:style-name="T1"> QUIZ – DAY </text:span><text:span text:style-name="T3">2</text:span><text:span text:style-name="T1">:</text:span></text:p>
      <text:p text:style-name="Standard"/>
      <text:list xml:id="list506236978" text:style-name="L1">
        <text:list-item>
          <text:p text:style-name="P5">What is Cryptocurrency?</text:p>
          <text:list>
            <text:list-item>
              <text:p text:style-name="P5">Digital Currency</text:p>
            </text:list-item>
            <text:list-item>
              <text:p text:style-name="P5">Legal Tendering based on Blockchain</text:p>
            </text:list-item>
            <text:list-item>
              <text:p text:style-name="P5">Type of Tokens</text:p>
            </text:list-item>
            <text:list-item>
              <text:p text:style-name="P5">ICO( Initial Coin Offering)<text:line-break/><text:span text:style-name="T4">A</text:span>ns: 2. Legal Tendering based on Blockchain</text:p>
              <text:p text:style-name="P5"/>
            </text:list-item>
          </text:list>
        </text:list-item>
        <text:list-item>
          <text:p text:style-name="P6">Which Smart Contract IDE <text:span text:style-name="T17">can be used </text:span><text:span text:style-name="T6">available</text:span> Online and Offline?</text:p>
          <text:list>
            <text:list-item>
              <text:p text:style-name="P6">MS Visual Studio</text:p>
            </text:list-item>
            <text:list-item>
              <text:p text:style-name="P6">Ethereum Remix</text:p>
            </text:list-item>
            <text:list-item>
              <text:p text:style-name="P6">Pycharm</text:p>
            </text:list-item>
            <text:list-item>
              <text:p text:style-name="P6"><text:span text:style-name="T5">I</text:span>ntelliJ</text:p>
              <text:p text:style-name="P6">Ans: 2, Ethereum Remix<text:tab/><text:tab/></text:p>
            </text:list-item>
          </text:list>
        </text:list-item>
      </text:list>
      <text:p text:style-name="Standard"/>
      <text:list xml:id="list23309736967599" text:continue-numbering="true" text:style-name="L1">
        <text:list-item>
          <text:p text:style-name="P5">Which type of Storage is used in <text:span text:style-name="T17">dApp</text:span>?</text:p>
          <text:list>
            <text:list-item>
              <text:p text:style-name="P5"><text:span text:style-name="T7">F</text:span>lat File Systems</text:p>
            </text:list-item>
            <text:list-item>
              <text:p text:style-name="P5">Decentralized Systems</text:p>
            </text:list-item>
            <text:list-item>
              <text:p text:style-name="P5">Centralized Storage</text:p>
            </text:list-item>
            <text:list-item>
              <text:p text:style-name="P5">In-Memory Storage</text:p>
              <text:p text:style-name="P5">Ans: 2, Decentralized Systems<text:tab/></text:p>
            </text:list-item>
          </text:list>
          <text:p text:style-name="P5"/>
        </text:list-item>
        <text:list-item>
          <text:p text:style-name="P7">Which of following is <text:span text:style-name="T17">a </text:span><text:s/>Chaincode Language?</text:p>
          <text:list>
            <text:list-item>
              <text:p text:style-name="P7"><text:span text:style-name="T8">G</text:span>oLang</text:p>
            </text:list-item>
            <text:list-item>
              <text:p text:style-name="P7">Node JS</text:p>
            </text:list-item>
            <text:list-item>
              <text:p text:style-name="P7">Pascal</text:p>
            </text:list-item>
            <text:list-item>
              <text:p text:style-name="P7">Java/<text:span text:style-name="T16">JDK</text:span></text:p>
            </text:list-item>
          </text:list>
          <text:p text:style-name="P7"><text:span text:style-name="T8">A</text:span>ns: 1, GoLang</text:p>
        </text:list-item>
      </text:list>
      <text:p text:style-name="P1"/>
      <text:list xml:id="list23309597154250" text:continue-numbering="true" text:style-name="L1">
        <text:list-item>
          <text:p text:style-name="P7">Who invented Merkle Trees?</text:p>
          <text:list>
            <text:list-item>
              <text:p text:style-name="P7">Ralph Merkle</text:p>
            </text:list-item>
            <text:list-item>
              <text:p text:style-name="P7"><text:span text:style-name="T9">R</text:span>alph Wiggum</text:p>
            </text:list-item>
            <text:list-item>
              <text:p text:style-name="P7"><text:span text:style-name="T9">N</text:span>ick Szabo</text:p>
            </text:list-item>
            <text:list-item>
              <text:p text:style-name="P7">Vitalik Buterin</text:p>
              <text:p text:style-name="P7">Ans: 1. Ralph Merkle</text:p>
              <text:p text:style-name="P7"/>
            </text:list-item>
          </text:list>
        </text:list-item>
        <text:list-item>
          <text:p text:style-name="P7">What is a hash function?</text:p>
          <text:list>
            <text:list-item>
              <text:p text:style-name="P7">A fork</text:p>
            </text:list-item>
            <text:list-item>
              <text:p text:style-name="P7">UTXO</text:p>
            </text:list-item>
            <text:list-item>
              <text:p text:style-name="P7"><text:span text:style-name="T18">An algorithms that accepts i</text:span>nput of any length and returns a fixed-length string of numbers and letters</text:p>
            </text:list-item>
            <text:list-item>
              <text:p text:style-name="P7">Gas</text:p>
              <text:p text:style-name="P7">Ans: 3. Takes an input of any length and returns a fixed-length string of numbers and letters</text:p>
              <text:p text:style-name="P7"/>
            </text:list-item>
          </text:list>
        </text:list-item>
        <text:list-item>
          <text:p text:style-name="P7">What characteristic makes blockchain tamper-proof?</text:p>
          <text:list>
            <text:list-item>
              <text:p text:style-name="P7">VPN</text:p>
            </text:list-item>
            <text:list-item>
              <text:p text:style-name="P7">Immutability</text:p>
            </text:list-item>
            <text:list-item>
              <text:p text:style-name="P7"><text:soft-page-break/>Cryptocurrency</text:p>
            </text:list-item>
            <text:list-item>
              <text:p text:style-name="P7">Servers</text:p>
              <text:p text:style-name="P7"><text:span text:style-name="T10">A</text:span>ns: 2, Immutability</text:p>
              <text:p text:style-name="P7"/>
            </text:list-item>
          </text:list>
        </text:list-item>
        <text:list-item>
          <text:p text:style-name="P7">What is the name of the research paper that brought Bitcoin to the world?</text:p>
          <text:list>
            <text:list-item>
              <text:p text:style-name="P7">Black Paper</text:p>
            </text:list-item>
            <text:list-item>
              <text:p text:style-name="P7">White Paper</text:p>
            </text:list-item>
            <text:list-item>
              <text:p text:style-name="P7">Yellow Paper</text:p>
            </text:list-item>
            <text:list-item>
              <text:p text:style-name="P7">Green Paper</text:p>
              <text:p text:style-name="P7">Ans : 2, White Paper</text:p>
              <text:p text:style-name="P7"/>
            </text:list-item>
          </text:list>
        </text:list-item>
        <text:list-item>
          <text:p text:style-name="P7">The initial value of Cryptocurrency is called?</text:p>
          <text:list>
            <text:list-item>
              <text:p text:style-name="P7">ICO(Initial Coin Offering)</text:p>
            </text:list-item>
            <text:list-item>
              <text:p text:style-name="P7"><text:span text:style-name="T11">U</text:span>tility Tokens</text:p>
            </text:list-item>
            <text:list-item>
              <text:p text:style-name="P7"><text:span text:style-name="T12">Physical</text:span> Tokens</text:p>
            </text:list-item>
            <text:list-item>
              <text:p text:style-name="P7"><text:span text:style-name="T11">C</text:span>haincode</text:p>
              <text:p text:style-name="P7">Ans: 1 , ICO( Initial Coin Offering)</text:p>
              <text:p text:style-name="P7"/>
            </text:list-item>
          </text:list>
        </text:list-item>
        <text:list-item>
          <text:p text:style-name="P7">Which <text:span text:style-name="T19">on </text:span>is <text:span text:style-name="T19">the </text:span>common CVS( <text:span text:style-name="T14">Concurrent</text:span> Version System)</text:p>
          <text:list>
            <text:list-item>
              <text:p text:style-name="P7">GitHub</text:p>
            </text:list-item>
            <text:list-item>
              <text:p text:style-name="P7">Ansible</text:p>
            </text:list-item>
            <text:list-item>
              <text:p text:style-name="P7">Graphite</text:p>
            </text:list-item>
            <text:list-item>
              <text:p text:style-name="P7"><text:span text:style-name="T13">S</text:span>plunk <text:span text:style-name="T15">Enterprise</text:span></text:p>
              <text:p text:style-name="P7">Ans: 1, GitHub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11:43:47.75</meta:creation-date>
    <dc:date>2020-02-28T02:32:20.992000000</dc:date>
    <meta:editing-duration>PT50M42S</meta:editing-duration>
    <meta:editing-cycles>59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62" meta:word-count="280" meta:character-count="1528" meta:non-whitespace-character-count="1350"/>
  </office:meta>
</office:document-meta>
</file>